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padding="0.049cm" fo:border="0.06pt solid #d9d9e3"/>
    </style:style>
    <style:style style:name="P2" style:family="paragraph" style:parent-style-name="Text_20_body">
      <style:paragraph-properties fo:padding="0.049cm" fo:border="0.06pt solid #d9d9e3"/>
      <style:text-properties officeooo:rsid="000ed5b8" officeooo:paragraph-rsid="000ed5b8"/>
    </style:style>
    <style:style style:name="T1" style:family="text">
      <style:text-properties officeooo:rsid="000ed5b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dame, Monsieur,</text:p>
      <text:p text:style-name="P1">Je suis actuellement étudiant en première année d'étude en informatique à <text:span text:style-name="T1">l’ EPSI</text:span>. Je suis à la recherche d'un stage en réseau afin de me permettre d'acquérir des compétences pratiques dans ce domaine. C'est donc avec un grand intérêt que je me permets de vous présenter ma candidature pour un stage dans votre entreprise.</text:p>
      <text:p text:style-name="P1">Au cours de ma première année, j'ai acquis de <text:span text:style-name="T1">bonnes</text:span> connaissances en réseaux informatiques, en administration de serveurs et en sécurité des systèmes d'information. Grâce à des cours théoriques, j'ai appris les différentes technologies de réseaux, tels que les réseaux locaux, les réseaux étendus, la mise en place de serveurs. Je suis également familiarisé avec les protocoles de sécurité, tels que SSL/TLS, VPN, et les différents mécanismes de chiffrement.</text:p>
      <text:p text:style-name="P1">Cependant, je suis convaincu que les connaissances théoriques ne suffisent pas pour maîtriser un domaine aussi complexe que celui des réseaux informatiques. C'est pourquoi je suis persuadé que l'expérience pratique, que je pourrais acquérir à travers un stage, serait un atout pour mon parcours professionnel.</text:p>
      <text:p text:style-name="P1">Je suis motivé et passionné par les technologies de réseaux. Je suis prêt à travailler dur et à apprendre de nouvelles choses. Je suis également ouvert aux nouvelles expériences et aux nouveaux défis.</text:p>
      <text:p text:style-name="P1">Je suis persuadé que je pourrais apporter de la valeur ajoutée à votre entreprise grâce à mes connaissances et mes compétences. Je suis disponible pour une entrevue à votre convenance afin de vous convaincre de ma motivation et de mon sérieux.</text:p>
      <text:p text:style-name="P1">Je vous remercie d'avance pour votre considération de ma candidature.</text:p>
      <text:p text:style-name="P1">Cordialement,</text:p>
      <text:p text:style-name="P2">Nicolas Personnaz</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3-08T23:17:40.432000000</dc:date>
    <meta:editing-duration>PT2M6S</meta:editing-duration>
    <meta:editing-cycles>1</meta:editing-cycles>
    <meta:document-statistic meta:table-count="0" meta:image-count="0" meta:object-count="0" meta:page-count="1" meta:paragraph-count="9" meta:word-count="257" meta:character-count="1649" meta:non-whitespace-character-count="1401"/>
    <meta:generator>LibreOffice/7.3.4.2$Windows_X86_64 LibreOffice_project/728fec16bd5f605073805c3c9e7c4212a0120dc5</meta:generator>
  </office:meta>
</office:document-meta>
</file>